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6d7a" officeooo:paragraph-rsid="00416d7a" fo:background-color="#ffffff" style:font-name-asian="Arial-BoldMT" style:font-size-asian="18pt" style:font-weight-asian="bold" style:font-name-complex="Arial-BoldMT" style:font-size-complex="18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text-properties style:font-name="Times New Roman2" fo:font-size="12pt" fo:font-weight="bold" officeooo:rsid="000f67fd" officeooo:paragraph-rsid="002450bb" style:font-size-asian="12pt" style:font-weight-asian="bold" style:font-size-complex="12pt" style:font-weight-complex="bold"/>
    </style:style>
    <style:style style:name="P10" style:family="paragraph" style:parent-style-name="Table_20_Contents">
      <style:text-properties style:font-name="Times New Roman2" fo:font-size="12pt" officeooo:paragraph-rsid="003d5e06" style:font-size-asian="12pt" style:font-size-complex="12pt"/>
    </style:style>
    <style:style style:name="P11" style:family="paragraph" style:parent-style-name="Footer">
      <style:paragraph-properties fo:text-align="center" style:justify-single-word="false"/>
      <style:text-properties officeooo:paragraph-rsid="00416d7a"/>
    </style:style>
    <style:style style:name="P12"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Standard">
      <style:text-properties fo:font-size="12pt" fo:language="en" fo:country="US" style:font-size-asian="12pt" style:font-size-complex="12pt"/>
    </style:style>
    <style:style style:name="P15" style:family="paragraph" style:parent-style-name="Text_20_body">
      <style:text-properties style:font-name="Times New Roman" fo:font-size="8pt" officeooo:paragraph-rsid="00283407" style:font-size-asian="8pt" style:font-size-complex="8pt"/>
    </style:style>
    <style:style style:name="P16" style:family="paragraph" style:parent-style-name="Text_20_body">
      <style:text-properties style:font-name="Times New Roman" fo:font-size="8pt" officeooo:paragraph-rsid="002a48d9" style:font-size-asian="8pt" style:font-size-complex="8pt"/>
    </style:style>
    <style:style style:name="P17" style:family="paragraph" style:parent-style-name="Text_20_body">
      <style:text-properties style:font-name="Times New Roman" fo:font-size="8pt" officeooo:paragraph-rsid="0030a31b" style:font-size-asian="8pt" style:font-size-complex="8pt"/>
    </style:style>
    <style:style style:name="P18" style:family="paragraph" style:parent-style-name="Text_20_body">
      <style:text-properties style:font-name="Times New Roman" fo:font-size="8pt" fo:font-weight="bold" officeooo:paragraph-rsid="00283407" style:font-size-asian="8pt" style:font-size-complex="8pt"/>
    </style:style>
    <style:style style:name="P19" style:family="paragraph" style:parent-style-name="Text_20_body">
      <style:text-properties style:font-name="Times New Roman" fo:font-size="8pt" fo:font-weight="bold" officeooo:paragraph-rsid="002a48d9" style:font-size-asian="8pt" style:font-size-complex="8pt"/>
    </style:style>
    <style:style style:name="P20"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1" style:family="paragraph" style:parent-style-name="Table_20_Contents">
      <style:text-properties officeooo:rsid="00263131" officeooo:paragraph-rsid="00263131"/>
    </style:style>
    <style:style style:name="P22" style:family="paragraph" style:parent-style-name="Table_20_Contents">
      <style:paragraph-properties fo:text-align="start" style:justify-single-word="false" fo:widows="1"/>
      <style:text-properties fo:font-variant="normal" fo:text-transform="none" fo:color="#000000" loext:opacity="100%" style:font-name="Times New Roman2" fo:font-size="12pt" fo:letter-spacing="normal" fo:font-style="normal" fo:font-weight="normal" officeooo:rsid="001f90df" officeooo:paragraph-rsid="0020be7d" style:font-size-asian="12pt" style:font-size-complex="12pt"/>
    </style:style>
    <style:style style:name="P23" style:family="paragraph" style:parent-style-name="Table_20_Contents">
      <style:text-properties style:text-position="0% 100%" style:font-name="Times New Roman1" fo:font-weight="normal" officeooo:rsid="00378b8e" officeooo:paragraph-rsid="00378b8e" style:font-name-asian="Times New Roman2" style:font-weight-asian="normal" style:font-name-complex="Times New Roman2" style:font-weight-complex="normal"/>
    </style:style>
    <style:style style:name="P24" style:family="paragraph" style:parent-style-name="Standard">
      <style:text-properties officeooo:paragraph-rsid="001d209b"/>
    </style:style>
    <style:style style:name="P25" style:family="paragraph" style:parent-style-name="Standard">
      <style:text-properties officeooo:paragraph-rsid="00416d7a"/>
    </style:style>
    <style:style style:name="P26" style:family="paragraph" style:parent-style-name="Table_20_Contents">
      <style:text-properties fo:font-weight="bold" officeooo:rsid="003ab0cd" officeooo:paragraph-rsid="0040051e" style:font-weight-asian="bold" style:font-weight-complex="bold"/>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officeooo:rsid="00423833"/>
    </style:style>
    <style:style style:name="T5"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fbdc0" style:font-name-asian="Helvetica-Bold" style:font-weight-asian="bold" style:font-name-complex="Helvetica-Bold" style:font-weight-complex="bold"/>
    </style:style>
    <style:style style:name="T9" style:family="text">
      <style:text-properties style:use-window-font-color="true" loext:opacity="0%" fo:font-weight="bold" officeooo:rsid="00440a05" style:font-name-asian="Helvetica-Bold" style:font-weight-asian="bold" style:font-name-complex="Helvetica-Bold" style:font-weight-complex="bold"/>
    </style:style>
    <style:style style:name="T10" style:family="text">
      <style:text-properties style:use-window-font-color="true" loext:opacity="0%" fo:font-weight="normal" style:font-name-asian="Helvetica" style:font-weight-asian="normal" style:font-name-complex="Helvetica" style:font-weight-complex="normal"/>
    </style:style>
    <style:style style:name="T11" style:family="text">
      <style:text-properties style:use-window-font-color="true" loext:opacity="0%" style:font-name="Times New Roman2" fo:font-size="12pt" fo:font-weight="normal" officeooo:rsid="00416d7a" style:font-name-asian="ArialMT" style:font-size-asian="12pt" style:font-weight-asian="normal" style:font-name-complex="ArialMT" style:font-size-complex="12pt" style:font-weight-complex="normal"/>
    </style:style>
    <style:style style:name="T12" style:family="text">
      <style:text-properties style:use-window-font-color="true" loext:opacity="0%" style:font-name="Times New Roman2" fo:font-size="12pt" officeooo:rsid="00416d7a" style:font-name-asian="ArialMT" style:font-size-asian="12pt" style:font-name-complex="ArialMT" style:font-size-complex="12pt"/>
    </style:style>
    <style:style style:name="T13" style:family="text">
      <style:text-properties style:use-window-font-color="true" loext:opacity="0%" style:font-name="Times New Roman2" fo:font-size="12pt" fo:font-weight="bold" officeooo:rsid="00416d7a" style:font-name-asian="ArialMT" style:font-size-asian="12pt" style:font-weight-asian="bold" style:font-name-complex="ArialMT" style:font-size-complex="12pt" style:font-weight-complex="bold"/>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19ccc2"/>
    </style:style>
    <style:style style:name="T17" style:family="text">
      <style:text-properties fo:font-weight="bold"/>
    </style:style>
    <style:style style:name="T18" style:family="text">
      <style:text-properties officeooo:rsid="0030a31b"/>
    </style:style>
    <style:style style:name="T19" style:family="text">
      <style:text-properties officeooo:rsid="00205d22"/>
    </style:style>
    <style:style style:name="T20"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6">Technical Note</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P25"><text:span text:style-name="Page_20_Number"><text:span text:style-name="T13">July 22, 2024</text:span></text:span></text:p>
          </table:table-cell>
          <table:table-cell table:style-name="Table2.A2" office:value-type="string">
            <text:p text:style-name="P26"><text:span text:style-name="Page_20_Number"/></text:p>
          </table:table-cell>
          <table:table-cell table:style-name="Table2.C2" office:value-type="string">
            <text:p text:style-name="P10">Initial version <text:span text:style-name="T19">submitted for public comment</text:span></text:p>
          </table:table-cell>
        </table:table-row>
        <table:table-row>
          <table:table-cell table:style-name="Table2.A2" office:value-type="string">
            <text:p text:style-name="P24"><text:span text:style-name="Page_20_Number"/></text:p>
          </table:table-cell>
          <table:table-cell table:style-name="Table2.A2" office:value-type="string">
            <text:p text:style-name="P9"/>
          </table:table-cell>
          <table:table-cell table:style-name="Table2.C2" office:value-type="string">
            <text:p text:style-name="P22"/>
          </table:table-cell>
        </table:table-row>
        <table:table-row>
          <table:table-cell table:style-name="Table2.A2" office:value-type="string">
            <text:p text:style-name="P21"/>
          </table:table-cell>
          <table:table-cell table:style-name="Table2.A2" office:value-type="string">
            <text:p text:style-name="Table_20_Contents"/>
          </table:table-cell>
          <table:table-cell table:style-name="Table2.C2" office:value-type="string">
            <text:p text:style-name="P23"/>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4"/>
      <text:h text:style-name="P28" text:outline-level="1">Important Notices and Disclaimers Concerning NMRA Standards Documents</text:h>
      <text:section text:style-name="Sect2" text:name="Section1">
        <text:p text:style-name="P17">The <text:span text:style-name="T18">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8">Notice and Disclaimer of Liability Concerning the Use of NMRA Standards Documents </text:p>
        <text:p text:style-name="P1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9"/>
        <text:p text:style-name="P20">Translations</text:p>
        <text:p text:style-name="P16">NMRA’s development of NMRA Standards documents involves the review of documents in English only. In the event that an NMRA Standards document is translated, only the English version published by NMRA is the approved NMRA Standards document. </text:p>
        <text:p text:style-name="P18">Official Statements </text:p>
        <text:p text:style-name="P1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8">Comments on Standards </text:p>
        <text:p text:style-name="P15">Comments for revision of NMRA Standards documents are welcome from any interested party, regardless of membership. However, <text:span text:style-name="T17">NMRA does not provide interpretations, consulting information, or advice pertaining to NMRA Standards documents. </text:span></text:p>
        <text:p text:style-name="P1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8">Laws &amp; Regulations </text:p>
        <text:p text:style-name="P1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8">Copyrights</text:p>
        <text:p text:style-name="P1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8">IMPORTANT NOTICE </text:p>
        <text:p text:style-name="P1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6d7a" officeooo:paragraph-rsid="00416d7a" fo:background-color="#ffffff" style:font-name-asian="Arial-BoldMT" style:font-size-asian="18pt" style:font-weight-asian="bold" style:font-name-complex="Arial-BoldMT" style:font-size-complex="18pt" style:font-weight-complex="bold"/>
    </style:style>
    <style:style style:name="MP9" style:family="paragraph" style:parent-style-name="Footer">
      <style:paragraph-properties fo:text-align="center" style:justify-single-word="false"/>
      <style:text-properties officeooo:paragraph-rsid="00416d7a"/>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officeooo:rsid="00423833"/>
    </style:style>
    <style:style style:name="MT6"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1bc2d2" style:font-name-asian="Helvetica-Bold" style:font-weight-asian="bold" style:font-name-complex="Helvetica-Bold" style:font-weight-complex="bold"/>
    </style:style>
    <style:style style:name="MT8" style:family="text">
      <style:text-properties style:use-window-font-color="true" loext:opacity="0%" fo:font-weight="bold" style:font-name-asian="Helvetica-Bold" style:font-weight-asian="bold" style:font-name-complex="Helvetica-Bold" style:font-weight-complex="bold"/>
    </style:style>
    <style:style style:name="MT9" style:family="text">
      <style:text-properties style:use-window-font-color="true" loext:opacity="0%" fo:font-weight="bold" officeooo:rsid="003fbdc0" style:font-name-asian="Helvetica-Bold" style:font-weight-asian="bold" style:font-name-complex="Helvetica-Bold" style:font-weight-complex="bold"/>
    </style:style>
    <style:style style:name="MT10" style:family="text">
      <style:text-properties style:use-window-font-color="true" loext:opacity="0%" fo:font-weight="bold" officeooo:rsid="00440a05"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Train <text:span text:style-name="MT5">Search</text:span> Protocol</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2, 2024</text:span></text:span></text:p>
            </table:table-cell>
            <table:table-cell table:style-name="Table1.C1" office:value-type="string">
              <text:p text:style-name="MP10"><text:span text:style-name="MT7">TN-</text:span><text:span text:style-name="MT8">9.7.</text:span><text:span text:style-name="MT9">4</text:span><text:span text:style-name="MT8">.</text:span><text:span text:style-name="MT10">7</text:span><text:span text:style-name="MT11">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7</meta:editing-cycles>
    <meta:editing-duration>PT20H39M31S</meta:editing-duration>
    <meta:generator>LibreOffice/7.4.6.2$MacOSX_X86_64 LibreOffice_project/5b1f5509c2decdade7fda905e3e1429a67acd63d</meta:generator>
    <dc:date>2024-07-17T22:24:35.149471869</dc:date>
    <meta:printed-by>Bob Jacobsen</meta:printed-by>
    <meta:print-date>2010-09-15T08:46:04</meta:print-date>
    <dc:creator>Bob Jacobsen</dc:creator>
    <meta:document-statistic meta:table-count="2" meta:image-count="1" meta:object-count="0" meta:page-count="2" meta:paragraph-count="34" meta:word-count="1148" meta:character-count="7762" meta:non-whitespace-character-count="6622"/>
  </office:meta>
</office:document-meta>
</file>